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4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1.02cm" fo:min-width="4.58cm"/>
      <style:paragraph-properties style:writing-mode="lr-tb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2.29cm" fo:min-width="4.58cm"/>
      <style:paragraph-properties style:writing-mode="lr-tb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0.385cm" fo:min-width="4.58cm"/>
      <style:paragraph-properties style:writing-mode="lr-tb"/>
    </style:style>
    <style:style style:name="gr11" style:family="graphic" style:parent-style-name="standard">
      <style:graphic-properties draw:fill-color="#158466" draw:textarea-horizontal-align="justify" draw:textarea-vertical-align="middle" draw:auto-grow-height="false" fo:min-height="1.655cm" fo:min-width="4.58cm"/>
      <style:paragraph-properties style:writing-mode="lr-tb"/>
    </style:style>
    <style:style style:name="gr12" style:family="graphic" style:parent-style-name="standard">
      <style:graphic-properties draw:fill-color="#77bc65" draw:textarea-horizontal-align="justify" draw:textarea-vertical-align="middle" draw:auto-grow-height="false" fo:min-height="2.29cm" fo:min-width="4.58cm"/>
      <style:paragraph-properties style:writing-mode="lr-tb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  <style:paragraph-properties style:writing-mode="lr-tb"/>
    </style:style>
    <style:style style:name="gr17" style:family="graphic" style:parent-style-name="standard">
      <style:graphic-properties draw:marker-start="Arrow" draw:marker-start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5cm"/>
      <style:paragraph-properties style:writing-mode="lr-tb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1.02cm" fo:min-width="3.31cm"/>
    </style:style>
    <style:style style:name="gr20" style:family="graphic" style:parent-style-name="standard">
      <style:graphic-properties draw:fill-color="#2a6099" draw:textarea-horizontal-align="justify" draw:textarea-vertical-align="middle" draw:auto-grow-height="false" fo:min-height="1.02cm" fo:min-width="3.31cm"/>
    </style:style>
    <style:style style:name="gr21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30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8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  <style:paragraph-properties style:writing-mode="lr-tb"/>
    </style:style>
    <style:style style:name="gr26" style:family="graphic" style:parent-style-name="standard">
      <style:graphic-properties draw:stroke="dash" draw:stroke-dash="Dashed_20__28_var_29_" svg:stroke-width="0.053cm" draw:marker-start-width="0.279cm" draw:marker-end-width="0.279cm" draw:fill="none" draw:fill-color="#729fcf" draw:textarea-horizontal-align="justify" draw:textarea-vertical-align="middle" draw:auto-grow-height="false" fo:min-height="11.129cm" fo:min-width="3.25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0.30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68cm"/>
      <style:paragraph-properties style:writing-mode="lr-tb"/>
    </style:style>
    <style:style style:name="gr29" style:family="graphic" style:parent-style-name="standard" style:list-style-name="L1">
      <style:graphic-properties draw:stroke="dash" draw:stroke-dash="Long_20_Dash" draw:textarea-horizontal-align="justify" draw:textarea-vertical-align="middle" draw:auto-grow-height="false" fo:min-height="1.02cm" fo:min-width="3.31cm"/>
      <style:paragraph-properties style:writing-mode="lr-tb"/>
    </style:style>
    <style:style style:name="gr30" style:family="graphic" style:parent-style-name="standard">
      <style:graphic-properties draw:stroke="solid" draw:stroke-dash="Double_20_Dash" draw:textarea-horizontal-align="justify" draw:textarea-vertical-align="middle" draw:auto-grow-height="false" fo:min-height="1.02cm" fo:min-width="3.31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32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2.29cm" fo:min-width="3.31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8.64cm" fo:min-width="9.152cm"/>
    </style:style>
    <style:style style:name="gr34" style:family="graphic" style:parent-style-name="standard" style:list-style-name="L1">
      <style:graphic-properties draw:stroke="dash" draw:stroke-dash="Long_20_Dash" draw:textarea-horizontal-align="justify" draw:textarea-vertical-align="middle" draw:auto-grow-height="false" fo:min-height="1.02cm" fo:min-width="3.31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justify" draw:textarea-vertical-align="middle" draw:auto-grow-height="false" fo:min-height="0.385cm" fo:min-width="3.31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8.64cm" fo:min-width="9.152cm"/>
    </style:style>
    <style:style style:name="gr38" style:family="graphic" style:parent-style-name="standard">
      <style:graphic-properties draw:stroke="none" draw:fill="none" draw:textarea-horizontal-align="justify" draw:textarea-vertical-align="middle" draw:auto-grow-height="false" fo:min-height="0.512cm" fo:min-width="2.802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draw:textarea-horizontal-align="justify" draw:textarea-vertical-align="middle" draw:auto-grow-height="false" fo:min-height="1.02cm" fo:min-width="3.31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draw:textarea-horizontal-align="justify" draw:textarea-vertical-align="middle" draw:auto-grow-height="false" fo:min-height="1.02cm" fo:min-width="3.31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12.45cm" fo:min-width="14.74cm"/>
    </style:style>
    <style:style style:name="gr45" style:family="graphic" style:parent-style-name="standard" style:list-style-name="L1">
      <style:graphic-properties draw:stroke="dash" draw:stroke-dash="Long_20_Dash" draw:textarea-horizontal-align="justify" draw:textarea-vertical-align="middle" draw:auto-grow-height="false" fo:min-height="1.02cm" fo:min-width="3.31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draw:textarea-horizontal-align="justify" draw:textarea-vertical-align="middle" draw:auto-grow-height="false" fo:min-height="1.02cm" fo:min-width="3.31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0.471cm" fo:min-width="2.04cm"/>
      <style:paragraph-properties style:writing-mode="lr-tb"/>
    </style:style>
    <style:style style:name="gr50" style:family="graphic" style:parent-style-name="objectwithoutfill">
      <style:graphic-properties draw:stroke="dash" draw:stroke-dash="Dashed_20__28_var_29_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2a6099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b2b2b2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-color="#ff8000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158466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-color="#77bc65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2a6099"/>
      <style:paragraph-properties fo:text-align="center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6" style:family="paragraph"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35cm" svg:height="0.645cm" svg:x="5.318cm" svg:y="11.033cm">
          <draw:text-box>
            <text:p><text:span text:style-name="T1">128TB</text:span></text:p>
          </draw:text-box>
        </draw:frame>
        <draw:frame draw:style-name="gr1" draw:text-style-name="P1" draw:layer="layout" svg:width="2.318cm" svg:height="0.645cm" svg:x="4.778cm" svg:y="8.366cm">
          <draw:text-box>
            <text:p><text:span text:style-name="T1">max-128TB</text:span></text:p>
          </draw:text-box>
        </draw:frame>
        <draw:frame draw:style-name="gr2" draw:text-style-name="P1" draw:layer="layout" svg:width="2.923cm" svg:height="0.645cm" svg:x="3.919cm" svg:y="13.563cm">
          <draw:text-box>
            <text:p><text:span text:style-name="T1">16 TB + 512GB</text:span></text:p>
          </draw:text-box>
        </draw:frame>
        <draw:frame draw:style-name="gr3" draw:text-style-name="P2" draw:layer="layout" svg:width="2.432cm" svg:height="0.962cm" svg:x="9.109cm" svg:y="18.409cm">
          <draw:text-box>
            <text:p>KM VA</text:p>
          </draw:text-box>
        </draw:frame>
        <draw:frame draw:style-name="gr4" draw:text-style-name="P2" draw:layer="layout" svg:width="4.934cm" svg:height="0.962cm" svg:x="16.24cm" svg:y="18.336cm">
          <draw:text-box>
            <text:p>Guest VA</text:p>
          </draw:text-box>
        </draw:frame>
        <draw:line draw:style-name="gr5" draw:text-style-name="P3" draw:layer="layout" svg:x1="7.858cm" svg:y1="15.107cm" svg:x2="12.938cm" svg:y2="15.107cm">
          <text:p/>
        </draw:line>
        <draw:line draw:style-name="gr6" draw:text-style-name="P3" draw:layer="layout" svg:x1="12.938cm" svg:y1="13.837cm" svg:x2="14.843cm" svg:y2="4.947cm">
          <text:p/>
        </draw:line>
        <draw:line draw:style-name="gr6" draw:text-style-name="P3" draw:layer="layout" svg:x1="12.938cm" svg:y1="15.107cm" svg:x2="14.843cm" svg:y2="16.377cm">
          <text:p/>
        </draw:line>
        <draw:custom-shape draw:style-name="gr7" draw:text-style-name="P4" draw:layer="layout" svg:width="5.08cm" svg:height="2.54cm" svg:x="7.858cm" svg:y="15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08cm" svg:height="1.27cm" svg:x="7.858cm" svg:y="13.837cm">
          <text:p text:style-name="P5"><text:span text:style-name="T2">Guest memor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2.54cm" svg:x="7.858cm" svg:y="11.2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08cm" svg:height="2.54cm" svg:x="7.858cm" svg:y="8.757cm">
          <text:p text:style-name="P5"><text:span text:style-name="T2">Unused address rang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08cm" svg:height="0.635cm" svg:x="7.858cm" svg:y="8.122cm">
          <text:p text:style-name="P5"><text:span text:style-name="T2">PTI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08cm" svg:height="1.905cm" svg:x="7.858cm" svg:y="6.217cm">
          <text:p text:style-name="P5"><text:span text:style-name="T2">Kernel direct map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.08cm" svg:height="2.54cm" svg:x="7.858cm" svg:y="3.677cm">
          <text:p text:style-name="P5"><text:span text:style-name="T2">Kernel</text:span></text:p>
          <text:p text:style-name="P5"><text:span text:style-name="T2">text+data+modules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7.131cm" svg:y1="11.292cm" svg:x2="7.131cm" svg:y2="17.655cm" svg:d="M7131 11292v6363" svg:viewBox="0 0 1 6364">
          <text:p/>
        </draw:connector>
        <draw:connector draw:style-name="gr13" draw:text-style-name="P3" draw:layer="layout" draw:type="line" svg:x1="7.096cm" svg:y1="3.664cm" svg:x2="7.114cm" svg:y2="8.814cm" svg:d="M7096 3664l18 5150" svg:viewBox="0 0 19 5151">
          <text:p/>
        </draw:connector>
        <draw:frame draw:style-name="gr14" draw:text-style-name="P11" draw:layer="layout" svg:width="0.635cm" svg:height="1.673cm" svg:x="6.461cm" svg:y="13.688cm">
          <draw:text-box>
            <text:p><text:span text:style-name="T2">P</text:span></text:p>
            <text:p><text:span text:style-name="T2">L</text:span></text:p>
            <text:p><text:span text:style-name="T2">3</text:span></text:p>
          </draw:text-box>
        </draw:frame>
        <draw:frame draw:style-name="gr14" draw:text-style-name="P11" draw:layer="layout" svg:width="0.635cm" svg:height="1.673cm" svg:x="6.461cm" svg:y="5.582cm">
          <draw:text-box>
            <text:p><text:span text:style-name="T2">P</text:span></text:p>
            <text:p><text:span text:style-name="T2">L</text:span></text:p>
            <text:p><text:span text:style-name="T2">0</text:span></text:p>
          </draw:text-box>
        </draw:frame>
        <draw:line draw:style-name="gr6" draw:text-style-name="P3" draw:layer="layout" svg:x1="7.096cm" svg:y1="17.647cm" svg:x2="7.858cm" svg:y2="17.647cm">
          <text:p/>
        </draw:line>
        <draw:line draw:style-name="gr6" draw:text-style-name="P3" draw:layer="layout" svg:x1="7.096cm" svg:y1="11.297cm" svg:x2="7.858cm" svg:y2="11.297cm">
          <text:p/>
        </draw:line>
        <draw:line draw:style-name="gr6" draw:text-style-name="P3" draw:layer="layout" svg:x1="7.096cm" svg:y1="8.757cm" svg:x2="7.858cm" svg:y2="8.757cm">
          <text:p/>
        </draw:line>
        <draw:line draw:style-name="gr6" draw:text-style-name="P3" draw:layer="layout" svg:x1="7.096cm" svg:y1="3.677cm" svg:x2="7.858cm" svg:y2="3.677cm">
          <text:p/>
        </draw:line>
        <draw:line draw:style-name="gr6" draw:text-style-name="P3" draw:layer="layout" svg:x1="7.096cm" svg:y1="8.757cm" svg:x2="7.858cm" svg:y2="8.757cm">
          <text:p/>
        </draw:line>
        <draw:frame draw:style-name="gr15" draw:text-style-name="P1" draw:layer="layout" svg:width="1.069cm" svg:height="0.645cm" svg:x="5.519cm" svg:y="17.383cm">
          <draw:text-box>
            <text:p><text:span text:style-name="T1">0x0</text:span></text:p>
          </draw:text-box>
        </draw:frame>
        <draw:frame draw:style-name="gr1" draw:text-style-name="P1" draw:layer="layout" svg:width="1.397cm" svg:height="0.645cm" svg:x="5.445cm" svg:y="3.286cm">
          <draw:text-box>
            <text:p><text:span text:style-name="T1">max</text:span></text:p>
          </draw:text-box>
        </draw:frame>
        <draw:line draw:style-name="gr6" draw:text-style-name="P3" draw:layer="layout" svg:x1="6.588cm" svg:y1="15.107cm" svg:x2="7.858cm" svg:y2="15.107cm">
          <text:p/>
        </draw:line>
        <draw:line draw:style-name="gr6" draw:text-style-name="P3" draw:layer="layout" svg:x1="6.588cm" svg:y1="13.837cm" svg:x2="7.858cm" svg:y2="13.837cm">
          <text:p/>
        </draw:line>
        <draw:frame draw:style-name="gr16" draw:text-style-name="P1" draw:layer="layout" svg:width="1.34cm" svg:height="0.645cm" svg:x="5.445cm" svg:y="14.843cm">
          <draw:text-box>
            <text:p><text:span text:style-name="T1">16TB</text:span></text:p>
          </draw:text-box>
        </draw:frame>
        <draw:connector draw:style-name="gr13" draw:text-style-name="P3" draw:layer="layout" draw:type="line" svg:x1="21.734cm" svg:y1="5.083cm" svg:x2="21.701cm" svg:y2="16.621cm" svg:d="M21734 5083l-33 11538" svg:viewBox="0 0 34 11539">
          <text:p/>
        </draw:connector>
        <draw:frame draw:style-name="gr14" draw:text-style-name="P11" draw:layer="layout" svg:width="0.381cm" svg:height="1.673cm" svg:x="21.193cm" svg:y="10.249cm">
          <draw:text-box>
            <text:p><text:span text:style-name="T2">P</text:span></text:p>
            <text:p><text:span text:style-name="T2">L</text:span></text:p>
            <text:p><text:span text:style-name="T2">3</text:span></text:p>
          </draw:text-box>
        </draw:frame>
        <draw:line draw:style-name="gr17" draw:text-style-name="P4" draw:layer="layout" svg:x1="18.78cm" svg:y1="16.367cm" svg:x2="19.542cm" svg:y2="16.367cm">
          <text:p/>
        </draw:line>
        <draw:frame draw:style-name="gr15" draw:text-style-name="P1" draw:layer="layout" svg:width="1.069cm" svg:height="0.645cm" svg:x="19.796cm" svg:y="16.24cm">
          <draw:text-box>
            <text:p><text:span text:style-name="T1">0x0</text:span></text:p>
          </draw:text-box>
        </draw:frame>
        <draw:line draw:style-name="gr17" draw:text-style-name="P4" draw:layer="layout" svg:x1="18.78cm" svg:y1="4.937cm" svg:x2="19.669cm" svg:y2="4.937cm">
          <text:p/>
        </draw:line>
        <draw:frame draw:style-name="gr18" draw:text-style-name="P1" draw:layer="layout" svg:width="2.725cm" svg:height="0.645cm" svg:x="19.542cm" svg:y="4.683cm">
          <draw:text-box>
            <text:p><text:span text:style-name="T1">512 GB - 2MB</text:span></text:p>
          </draw:text-box>
        </draw:frame>
        <draw:custom-shape draw:style-name="gr19" draw:text-style-name="P12" draw:layer="layout" svg:width="3.81cm" svg:height="1.27cm" svg:x="14.97cm" svg:y="15.0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.81cm" svg:height="1.27cm" svg:x="14.97cm" svg:y="13.8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.81cm" svg:height="1.27cm" svg:x="14.97cm" svg:y="4.9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254cm" svg:height="0.635cm" svg:x="16.748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4" draw:layer="layout" svg:width="0.253cm" svg:height="0.635cm" svg:x="16.748cm" svg:y="7.4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4" draw:layer="layout" svg:width="0.254cm" svg:height="0.635cm" svg:x="16.748cm" svg:y="12.9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4" draw:layer="layout" svg:width="0.254cm" svg:height="0.635cm" svg:x="16.748cm" svg:y="11.9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1" draw:layer="layout" svg:width="1.882cm" svg:height="1.673cm" svg:x="17.152cm" svg:y="6.461cm">
          <draw:text-box>
            <text:p><text:span text:style-name="T2">gdt+tss</text:span></text:p>
            <text:p><text:span text:style-name="T2">stacks</text:span></text:p>
            <text:p><text:span text:style-name="T2">mmap</text:span></text:p>
          </draw:text-box>
        </draw:frame>
        <draw:frame draw:style-name="gr24" draw:text-style-name="P11" draw:layer="layout" svg:width="3.169cm" svg:height="0.725cm" svg:x="17.256cm" svg:y="12.594cm">
          <draw:text-box>
            <text:p><text:span text:style-name="T2">text+data+bss</text:span></text:p>
          </draw:text-box>
        </draw:frame>
        <draw:line draw:style-name="gr17" draw:text-style-name="P4" draw:layer="layout" svg:x1="18.78cm" svg:y1="15.097cm" svg:x2="19.542cm" svg:y2="15.097cm">
          <text:p/>
        </draw:line>
        <draw:frame draw:style-name="gr25" draw:text-style-name="P1" draw:layer="layout" svg:width="2.043cm" svg:height="0.645cm" svg:x="19.796cm" svg:y="14.833cm">
          <draw:text-box>
            <text:p><text:span text:style-name="T1">0x200000</text:span></text:p>
          </draw:text-box>
        </draw:frame>
        <draw:custom-shape draw:style-name="gr26" draw:text-style-name="P14" draw:layer="layout" svg:width="3.81cm" svg:height="11.431cm" svg:x="14.97cm" svg:y="4.923cm">
          <text:p/>
          <draw:enhanced-geometry svg:viewBox="0 0 21600 21600" draw:mirror-vertical="true" draw:type="rectangle" draw:enhanced-path="M 0 0 L 21600 0 21600 21600 0 21600 0 0 Z N"/>
        </draw:custom-shape>
        <draw:frame draw:style-name="gr27" draw:text-style-name="P11" draw:layer="layout" svg:width="0.807cm" svg:height="5.939cm" svg:x="20.132cm" svg:y="7.634cm">
          <draw:text-box>
            <text:p><text:span text:style-name="T2">V</text:span></text:p>
            <text:p><text:span text:style-name="T2">I</text:span></text:p>
            <text:p><text:span text:style-name="T2">R</text:span></text:p>
            <text:p><text:span text:style-name="T2">T</text:span></text:p>
            <text:p><text:span text:style-name="T2">U</text:span></text:p>
            <text:p><text:span text:style-name="T2">A</text:span></text:p>
            <text:p><text:span text:style-name="T2">L</text:span></text:p>
            <text:p><text:span text:style-name="T2"/></text:p>
            <text:p><text:span text:style-name="T2">A</text:span></text:p>
            <text:p><text:span text:style-name="T2">D</text:span></text:p>
            <text:p><text:span text:style-name="T2">D</text:span></text:p>
            <text:p><text:span text:style-name="T2">R</text:span></text:p>
          </draw:text-box>
        </draw:frame>
        <draw:frame draw:style-name="gr28" draw:text-style-name="P1" draw:layer="layout" svg:width="2.568cm" svg:height="0.645cm" svg:x="21.904cm" svg:y="4.73cm">
          <draw:text-box>
            <text:p><text:span text:style-name="T1">128TB - 2MB</text:span></text:p>
          </draw:text-box>
        </draw:frame>
      </draw:page>
      <draw:page draw:name="page2" draw:style-name="dp1" draw:master-page-name="Default">
        <draw:g>
          <draw:g>
            <draw:g>
              <draw:custom-shape draw:style-name="gr29" draw:text-style-name="P15" draw:layer="layout" svg:width="3.81cm" svg:height="1.27cm" svg:x="14.462cm" svg:y="10.525cm">
                <text:p text:style-name="P15"><text:span text:style-name="T3">memory slot 1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6" draw:layer="layout" svg:width="3.81cm" svg:height="1.27cm" svg:x="14.462cm" svg:y="6.715cm">
                <text:p text:style-name="P16"><text:span text:style-name="T3">memory slot 63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5" draw:layer="layout" svg:width="3.81cm" svg:height="1.27cm" svg:x="14.462cm" svg:y="11.795cm">
                <text:p text:style-name="P15"><text:span text:style-name="T3">memory slot 0</text:span></text:p>
                <draw:enhanced-geometry svg:viewBox="0 0 21600 21600" draw:type="rectangle" draw:enhanced-path="M 0 0 L 21600 0 21600 21600 0 21600 0 0 Z N"/>
              </draw:custom-shape>
              <draw:custom-shape draw:style-name="gr32" draw:text-style-name="P18" draw:layer="layout" svg:width="3.81cm" svg:height="2.54cm" svg:x="14.462cm" svg:y="7.985cm">
                <text:p text:style-name="P17"><text:span text:style-name="T3">.</text:span></text:p>
                <text:p text:style-name="P17"><text:span text:style-name="T3">.</text:span></text:p>
                <text:p text:style-name="P17"><text:span text:style-name="T3">.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3" draw:text-style-name="P19" draw:layer="layout" svg:width="9.652cm" svg:height="8.89cm" svg:x="9.255cm" svg:y="4.81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34" draw:text-style-name="P15" draw:layer="layout" svg:width="3.81cm" svg:height="1.27cm" svg:x="10.017cm" svg:y="10.525cm">
                <text:p text:style-name="P15"><text:span text:style-name="T3">kontext 1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6" draw:layer="layout" svg:width="3.81cm" svg:height="1.27cm" svg:x="10.017cm" svg:y="6.715cm">
                <text:p text:style-name="P16"><text:span text:style-name="T3">kontext 287</text:span></text:p>
                <draw:enhanced-geometry svg:viewBox="0 0 21600 21600" draw:type="rectangle" draw:enhanced-path="M 0 0 L 21600 0 21600 21600 0 21600 0 0 Z N"/>
              </draw:custom-shape>
              <draw:custom-shape draw:style-name="gr35" draw:text-style-name="P15" draw:layer="layout" svg:width="3.81cm" svg:height="1.27cm" svg:x="10.017cm" svg:y="11.795cm">
                <text:p text:style-name="P15"><text:span text:style-name="T3">kontext 0</text:span></text:p>
                <draw:enhanced-geometry svg:viewBox="0 0 21600 21600" draw:type="rectangle" draw:enhanced-path="M 0 0 L 21600 0 21600 21600 0 21600 0 0 Z N"/>
              </draw:custom-shape>
              <draw:custom-shape draw:style-name="gr32" draw:text-style-name="P18" draw:layer="layout" svg:width="3.81cm" svg:height="2.54cm" svg:x="10.017cm" svg:y="7.985cm">
                <text:p text:style-name="P17"><text:span text:style-name="T3">.</text:span></text:p>
                <text:p text:style-name="P17"><text:span text:style-name="T3">.</text:span></text:p>
                <text:p text:style-name="P17"><text:span text:style-name="T3">.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6" draw:text-style-name="P20" draw:layer="layout" svg:width="3.81cm" svg:height="0.635cm" svg:x="12.303cm" svg:y="5.318cm">
            <text:p text:style-name="P16"><text:span text:style-name="T3">Kontainer 0</text:span>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>
          <draw:g>
            <draw:custom-shape draw:style-name="gr37" draw:text-style-name="P21" draw:layer="layout" svg:width="9.652cm" svg:height="8.89cm" svg:x="9.382cm" svg:y="4.175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0" draw:layer="layout" svg:width="3.302cm" svg:height="0.762cm" svg:x="12.684cm" svg:y="4.302cm">
              <text:p text:style-name="P16"><text:span text:style-name="T3">kontainer n</text:span></text:p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custom-shape draw:style-name="gr39" draw:text-style-name="P15" draw:layer="layout" svg:width="3.81cm" svg:height="1.27cm" svg:x="13.319cm" svg:y="11.16cm">
                    <text:p text:style-name="P15"><text:span text:style-name="T3">memory slot 1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30" draw:text-style-name="P16" draw:layer="layout" svg:width="3.81cm" svg:height="1.27cm" svg:x="13.319cm" svg:y="7.35cm">
                    <text:p text:style-name="P16"><text:span text:style-name="T3">memory slot 63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15" draw:layer="layout" svg:width="3.81cm" svg:height="1.27cm" svg:x="13.319cm" svg:y="12.43cm">
                    <text:p text:style-name="P15"><text:span text:style-name="T3">memory slot 0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32" draw:text-style-name="P18" draw:layer="layout" svg:width="3.81cm" svg:height="2.54cm" svg:x="13.319cm" svg:y="8.62cm">
                    <text:p text:style-name="P17"><text:span text:style-name="T3">.</text:span></text:p>
                    <text:p text:style-name="P17"><text:span text:style-name="T3">.</text:span></text:p>
                    <text:p text:style-name="P17"><text:span text:style-name="T3">.</text:span></text:p>
                    <draw:enhanced-geometry svg:viewBox="0 0 21600 21600" draw:type="rectangle" draw:enhanced-path="M 0 0 L 21600 0 21600 21600 0 21600 0 0 Z N"/>
                  </draw:custom-shape>
                </draw:g>
              </draw:g>
              <draw:custom-shape draw:style-name="gr33" draw:text-style-name="P19" draw:layer="layout" svg:width="9.652cm" svg:height="8.89cm" svg:x="8.112cm" svg:y="5.445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custom-shape draw:style-name="gr41" draw:text-style-name="P15" draw:layer="layout" svg:width="3.81cm" svg:height="1.27cm" svg:x="8.874cm" svg:y="11.16cm">
                    <text:p text:style-name="P15"><text:span text:style-name="T3">kontext 1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30" draw:text-style-name="P16" draw:layer="layout" svg:width="3.81cm" svg:height="1.27cm" svg:x="8.874cm" svg:y="7.35cm">
                    <text:p text:style-name="P16"><text:span text:style-name="T3">kontext 287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42" draw:text-style-name="P15" draw:layer="layout" svg:width="3.81cm" svg:height="1.27cm" svg:x="8.874cm" svg:y="12.43cm">
                    <text:p text:style-name="P15"><text:span text:style-name="T3">kontext 0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32" draw:text-style-name="P18" draw:layer="layout" svg:width="3.81cm" svg:height="2.54cm" svg:x="8.874cm" svg:y="8.62cm">
                    <text:p text:style-name="P17"><text:span text:style-name="T3">.</text:span></text:p>
                    <text:p text:style-name="P17"><text:span text:style-name="T3">.</text:span></text:p>
                    <text:p text:style-name="P17"><text:span text:style-name="T3">.</text:span></text:p>
                    <draw:enhanced-geometry svg:viewBox="0 0 21600 21600" draw:type="rectangle" draw:enhanced-path="M 0 0 L 21600 0 21600 21600 0 21600 0 0 Z N"/>
                  </draw:custom-shape>
                </draw:g>
              </draw:g>
              <draw:custom-shape draw:style-name="gr36" draw:text-style-name="P20" draw:layer="layout" svg:width="3.81cm" svg:height="0.635cm" svg:x="11.16cm" svg:y="5.953cm">
                <text:p text:style-name="P16"><text:span text:style-name="T3">Kontainer 0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3" draw:text-style-name="P22" draw:layer="layout" svg:width="2.54cm" svg:height="1.27cm" svg:x="19.669cm" svg:y="5.445cm">
            <text:p text:style-name="P16"><text:span text:style-name="T3">ID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22" draw:layer="layout" svg:width="2.54cm" svg:height="1.27cm" svg:x="19.669cm" svg:y="7.985cm">
            <text:p text:style-name="P16"><text:span text:style-name="T3">KX area</text:span>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g>
          <draw:g>
            <draw:custom-shape draw:style-name="gr44" draw:text-style-name="P19" draw:layer="layout" svg:width="15.24cm" svg:height="12.7cm" svg:x="6.08cm" svg:y="4.81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37" draw:text-style-name="P21" draw:layer="layout" svg:width="9.652cm" svg:height="8.89cm" svg:x="7.985cm" svg:y="6.96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8" draw:text-style-name="P20" draw:layer="layout" svg:width="3.302cm" svg:height="0.762cm" svg:x="11.287cm" svg:y="7.096cm">
                  <text:p text:style-name="P16"><text:span text:style-name="T3">kontainer n</text:span></text:p>
                  <draw:enhanced-geometry svg:viewBox="0 0 21600 21600" draw:type="rectangle" draw:enhanced-path="M 0 0 L 21600 0 21600 21600 0 21600 0 0 Z N"/>
                </draw:custom-shape>
                <draw:g>
                  <draw:g>
                    <draw:g>
                      <draw:custom-shape draw:style-name="gr45" draw:text-style-name="P15" draw:layer="layout" svg:width="3.81cm" svg:height="1.27cm" svg:x="11.922cm" svg:y="13.954cm">
                        <text:p text:style-name="P15"><text:span text:style-name="T3">memory slot 1</text:span>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30" draw:text-style-name="P16" draw:layer="layout" svg:width="3.81cm" svg:height="1.27cm" svg:x="11.922cm" svg:y="10.144cm">
                        <text:p text:style-name="P16"><text:span text:style-name="T3">memory slot 63</text:span>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46" draw:text-style-name="P15" draw:layer="layout" svg:width="3.81cm" svg:height="1.27cm" svg:x="11.922cm" svg:y="15.224cm">
                        <text:p text:style-name="P15"><text:span text:style-name="T3">memory slot 0</text:span>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32" draw:text-style-name="P18" draw:layer="layout" svg:width="3.81cm" svg:height="2.54cm" svg:x="11.922cm" svg:y="11.414cm">
                        <text:p text:style-name="P17"><text:span text:style-name="T3">.</text:span></text:p>
                        <text:p text:style-name="P17"><text:span text:style-name="T3">.</text:span></text:p>
                        <text:p text:style-name="P17"><text:span text:style-name="T3">.</text:span></text:p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  <draw:custom-shape draw:style-name="gr33" draw:text-style-name="P19" draw:layer="layout" svg:width="9.652cm" svg:height="8.89cm" svg:x="6.715cm" svg:y="8.239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g>
                      <draw:custom-shape draw:style-name="gr47" draw:text-style-name="P15" draw:layer="layout" svg:width="3.81cm" svg:height="1.27cm" svg:x="7.477cm" svg:y="13.954cm">
                        <text:p text:style-name="P15"><text:span text:style-name="T3">kontext 1</text:span>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30" draw:text-style-name="P16" draw:layer="layout" svg:width="3.81cm" svg:height="1.27cm" svg:x="7.477cm" svg:y="10.144cm">
                        <text:p text:style-name="P16"><text:span text:style-name="T3">kontext 287</text:span>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48" draw:text-style-name="P15" draw:layer="layout" svg:width="3.81cm" svg:height="1.27cm" svg:x="7.477cm" svg:y="15.224cm">
                        <text:p text:style-name="P15"><text:span text:style-name="T3">kontext 0</text:span>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32" draw:text-style-name="P18" draw:layer="layout" svg:width="3.81cm" svg:height="2.54cm" svg:x="7.477cm" svg:y="11.414cm">
                        <text:p text:style-name="P17"><text:span text:style-name="T3">.</text:span></text:p>
                        <text:p text:style-name="P17"><text:span text:style-name="T3">.</text:span></text:p>
                        <text:p text:style-name="P17"><text:span text:style-name="T3">.</text:span></text:p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  <draw:custom-shape draw:style-name="gr36" draw:text-style-name="P20" draw:layer="layout" svg:width="3.81cm" svg:height="0.635cm" svg:x="9.763cm" svg:y="8.747cm">
                    <text:p text:style-name="P16"><text:span text:style-name="T3">Kontainer 0</text:span></text:p>
                    <draw:enhanced-geometry svg:viewBox="0 0 21600 21600" draw:type="rectangle" draw:enhanced-path="M 0 0 L 21600 0 21600 21600 0 21600 0 0 Z N"/>
                  </draw:custom-shape>
                </draw:g>
              </draw:g>
              <draw:custom-shape draw:style-name="gr43" draw:text-style-name="P22" draw:layer="layout" svg:width="2.54cm" svg:height="1.27cm" svg:x="18.272cm" svg:y="8.239cm">
                <text:p text:style-name="P16"><text:span text:style-name="T3">IDT</text:span></text:p>
                <draw:enhanced-geometry svg:viewBox="0 0 21600 21600" draw:type="rectangle" draw:enhanced-path="M 0 0 L 21600 0 21600 21600 0 21600 0 0 Z N"/>
              </draw:custom-shape>
              <draw:custom-shape draw:style-name="gr43" draw:text-style-name="P22" draw:layer="layout" svg:width="2.54cm" svg:height="1.27cm" svg:x="18.272cm" svg:y="10.779cm">
                <text:p text:style-name="P16"><text:span text:style-name="T3">KX area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49" draw:text-style-name="P20" draw:layer="layout" svg:width="2.54cm" svg:height="0.721cm" draw:transform="skewX (0.0207694180987325) translate (12.306cm 5.492cm)">
              <text:p text:style-name="P16"><text:span text:style-name="T3">KKM</text:span></text:p>
              <draw:enhanced-geometry svg:viewBox="0 0 21600 21600" draw:type="rectangle" draw:enhanced-path="M 0 0 L 21600 0 21600 21600 0 21600 0 0 Z N"/>
            </draw:custom-shape>
          </draw:g>
          <draw:line draw:style-name="gr50" draw:text-style-name="P3" draw:layer="layout" svg:x1="6.715cm" svg:y1="8.239cm" svg:x2="7.985cm" svg:y2="6.969cm">
            <text:p/>
          </draw:line>
          <draw:line draw:style-name="gr50" draw:text-style-name="P3" draw:layer="layout" svg:x1="16.367cm" svg:y1="17.129cm" svg:x2="17.637cm" svg:y2="15.859cm">
            <text:p/>
          </draw:line>
          <draw:line draw:style-name="gr50" draw:text-style-name="P3" draw:layer="layout" svg:x1="16.367cm" svg:y1="8.239cm" svg:x2="17.637cm" svg:y2="6.96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8T13:17:57.542528318</meta:creation-date>
    <dc:date>2020-12-15T15:19:17.782375114</dc:date>
    <meta:editing-duration>PT4H21M58S</meta:editing-duration>
    <meta:editing-cycles>82</meta:editing-cycles>
    <meta:generator>LibreOffice/6.4.7.2$Linux_X86_64 LibreOffice_project/40$Build-2</meta:generator>
    <meta:document-statistic meta:object-count="113"/>
  </office:meta>
</office:document-meta>
</file>